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622974133CC23095.png" manifest:media-type="image/png"/>
  <manifest:file-entry manifest:full-path="Pictures/100000000000064000000384E0CFB34DB7A1E6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29cm, 4.978cm, 2.234cm, 4.393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828cm, 12.47cm, 2.098cm, 12.255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cm" svg:y="4.8cm" presentation:class="title" presentation:user-transformed="true">
          <draw:text-box>
            <text:p>Maquette Front-En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2" draw:layer="layout" svg:width="28.2cm" svg:height="15.549cm" svg:x="-0.2cm" svg:y="0.201cm">
          <draw:image xlink:href="Pictures/100000000000064000000384E0CFB34DB7A1E66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2" draw:layer="layout" svg:width="14.999cm" svg:height="16.199cm" svg:x="7.4cm" svg:y="-0.2cm">
          <draw:image xlink:href="Pictures/100000000000064000000384622974133CC2309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4:29:12.885746822</meta:creation-date>
    <dc:date>2022-04-10T14:38:06.700244536</dc:date>
    <meta:editing-duration>PT8M55S</meta:editing-duration>
    <meta:editing-cycles>1</meta:editing-cycles>
    <meta:document-statistic meta:object-count="30"/>
    <meta:generator>LibreOffice/6.4.7.2$Linux_X86_64 LibreOffice_project/40$Build-2</meta:generator>
  </office:meta>
</office:document-meta>
</file>